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paragraph-rsid="001050a2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rsid="000a500c" officeooo:paragraph-rsid="001154b5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rsid="000a500c" officeooo:paragraph-rsid="001154b5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rsid="00220b48" officeooo:paragraph-rsid="00220b48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paragraph-rsid="002eb69a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paragraph-rsid="0029f8e5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paragraph-rsid="001050a2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paragraph-rsid="0029f8e5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rsid="000a500c" officeooo:paragraph-rsid="001154b5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rsid="000a500c" officeooo:paragraph-rsid="001154b5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rsid="000a500c" officeooo:paragraph-rsid="000a92f6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rsid="00220b48" officeooo:paragraph-rsid="00220b48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paragraph-rsid="002eb69a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rsid="0021b46e" officeooo:paragraph-rsid="000750ca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rsid="0021b46e" officeooo:paragraph-rsid="000737cc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rsid="0023c6ac" officeooo:paragraph-rsid="0023c6ac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rsid="001d8fd7" officeooo:paragraph-rsid="001d8fd7"/>
    </style:style>
    <style:style style:name="P1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rsid="001f5c92" officeooo:paragraph-rsid="00220b48"/>
    </style:style>
    <style:style style:name="P1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rsid="00208040" officeooo:paragraph-rsid="00208040"/>
    </style:style>
    <style:style style:name="P2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rsid="0029f8e5" officeooo:paragraph-rsid="0029f8e5"/>
    </style:style>
    <style:style style:name="P2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rsid="0032b8d7" officeooo:paragraph-rsid="0029f8e5"/>
    </style:style>
    <style:style style:name="P2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fo:language="pt" fo:country="BR" officeooo:rsid="0021b46e" officeooo:paragraph-rsid="000750ca"/>
    </style:style>
    <style:style style:name="P23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fo:language="pt" fo:country="BR" officeooo:rsid="0032b8d7" officeooo:paragraph-rsid="0032b8d7"/>
    </style:style>
    <style:style style:name="P24" style:family="paragraph" style:parent-style-name="Footnote">
      <style:paragraph-properties fo:text-align="justify" style:justify-single-word="false"/>
      <style:text-properties officeooo:rsid="003f7454" officeooo:paragraph-rsid="003f7454"/>
    </style:style>
    <style:style style:name="P25" style:family="paragraph" style:parent-style-name="Footnote">
      <style:paragraph-properties fo:text-align="justify" style:justify-single-word="false"/>
    </style:style>
    <style:style style:name="P2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rsid="000a500c" officeooo:paragraph-rsid="001154b5"/>
    </style:style>
    <style:style style:name="P2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rsid="00220b48" officeooo:paragraph-rsid="00220b48"/>
    </style:style>
    <style:style style:name="P2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language="pt" fo:country="BR" officeooo:paragraph-rsid="002eb69a"/>
    </style:style>
    <style:style style:name="P2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paragraph-rsid="001050a2"/>
    </style:style>
    <style:style style:name="P3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paragraph-rsid="0029f8e5"/>
    </style:style>
    <style:style style:name="P3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rsid="000a500c" officeooo:paragraph-rsid="001154b5"/>
    </style:style>
    <style:style style:name="P32" style:family="paragraph" style:parent-style-name="Heading_20_1">
      <style:text-properties fo:language="pt" fo:country="BR" officeooo:paragraph-rsid="00079432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pt" fo:country="BR" fo:font-weight="normal" officeooo:rsid="001050a2" style:font-weight-asian="normal" style:font-weight-complex="normal"/>
    </style:style>
    <style:style style:name="T2" style:family="text">
      <style:text-properties fo:language="pt" fo:country="BR" fo:font-weight="normal" officeooo:rsid="001ae78c" style:font-weight-asian="normal" style:font-weight-complex="normal"/>
    </style:style>
    <style:style style:name="T3" style:family="text">
      <style:text-properties fo:language="pt" fo:country="BR" fo:font-weight="normal" officeooo:rsid="001154b5" style:font-weight-asian="normal" style:font-weight-complex="normal"/>
    </style:style>
    <style:style style:name="T4" style:family="text">
      <style:text-properties officeooo:rsid="003de9b7"/>
    </style:style>
    <style:style style:name="T5" style:family="text">
      <style:text-properties fo:language="pt" fo:country="BR" officeooo:rsid="0029f8e5"/>
    </style:style>
    <style:style style:name="T6" style:family="text">
      <style:text-properties fo:language="pt" fo:country="BR"/>
    </style:style>
    <style:style style:name="T7" style:family="text">
      <style:text-properties fo:language="pt" fo:country="BR" fo:font-weight="normal" officeooo:rsid="001050a2" style:font-weight-asian="normal" style:font-weight-complex="normal"/>
    </style:style>
    <style:style style:name="T8" style:family="text">
      <style:text-properties fo:language="pt" fo:country="BR" fo:font-weight="normal" officeooo:rsid="001154b5" style:font-weight-asian="normal" style:font-weight-complex="normal"/>
    </style:style>
    <style:style style:name="T9" style:family="text">
      <style:text-properties fo:language="pt" fo:country="BR" fo:font-weight="normal" officeooo:rsid="001ae78c" style:font-weight-asian="normal" style:font-weight-complex="normal"/>
    </style:style>
    <style:style style:name="T10" style:family="text">
      <style:text-properties fo:language="pt" fo:country="BR" fo:font-weight="normal" officeooo:rsid="000cec1a" style:font-weight-asian="normal" style:font-weight-complex="normal"/>
    </style:style>
    <style:style style:name="T11" style:family="text">
      <style:text-properties fo:language="pt" fo:country="BR" fo:font-weight="normal" officeooo:rsid="003a685a" style:font-weight-asian="normal" style:font-weight-complex="normal"/>
    </style:style>
    <style:style style:name="T12" style:family="text">
      <style:text-properties fo:language="pt" fo:country="BR" fo:font-weight="normal" officeooo:rsid="003c30ee" style:font-weight-asian="normal" style:font-weight-complex="normal"/>
    </style:style>
    <style:style style:name="T13" style:family="text">
      <style:text-properties fo:language="pt" fo:country="BR" officeooo:rsid="0029f8e5"/>
    </style:style>
    <style:style style:name="T14" style:family="text">
      <style:text-properties fo:language="pt" fo:country="BR" officeooo:rsid="000a92f6"/>
    </style:style>
    <style:style style:name="T15" style:family="text">
      <style:text-properties fo:language="pt" fo:country="BR" officeooo:rsid="001154b5"/>
    </style:style>
    <style:style style:name="T16" style:family="text">
      <style:text-properties fo:language="pt" fo:country="BR" officeooo:rsid="000f0215"/>
    </style:style>
    <style:style style:name="T17" style:family="text">
      <style:text-properties fo:language="pt" fo:country="BR" officeooo:rsid="002eb69a"/>
    </style:style>
    <style:style style:name="T18" style:family="text">
      <style:text-properties fo:language="pt" fo:country="BR" officeooo:rsid="001050a2"/>
    </style:style>
    <style:style style:name="T19" style:family="text">
      <style:text-properties fo:language="pt" fo:country="BR" fo:font-style="italic" officeooo:rsid="0029f8e5" style:font-style-asian="italic" style:font-style-complex="italic"/>
    </style:style>
    <style:style style:name="T20" style:family="text">
      <style:text-properties fo:language="pt" fo:country="BR" officeooo:rsid="003be257"/>
    </style:style>
    <style:style style:name="T21" style:family="text">
      <style:text-properties officeooo:rsid="003de9b7"/>
    </style:style>
    <style:style style:name="T22" style:family="text">
      <style:text-properties officeooo:rsid="000eccb3"/>
    </style:style>
    <style:style style:name="T23" style:family="text">
      <style:text-properties officeooo:rsid="00235d4b"/>
    </style:style>
    <style:style style:name="T24" style:family="text">
      <style:text-properties fo:font-weight="normal" officeooo:rsid="000750ca" style:font-weight-asian="normal" style:font-weight-complex="normal"/>
    </style:style>
    <style:style style:name="T25" style:family="text">
      <style:text-properties fo:font-weight="normal" officeooo:rsid="00172fce" style:font-weight-asian="normal" style:font-weight-complex="normal"/>
    </style:style>
    <style:style style:name="T26" style:family="text">
      <style:text-properties officeooo:rsid="000750ca"/>
    </style:style>
    <style:style style:name="T27" style:family="text">
      <style:text-properties officeooo:rsid="000a92f6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2eb69a" style:font-style-asian="italic" style:font-style-complex="italic"/>
    </style:style>
    <style:style style:name="T30" style:family="text">
      <style:text-properties fo:font-style="italic" officeooo:rsid="000a500c" style:font-style-asian="italic" style:font-style-complex="italic"/>
    </style:style>
    <style:style style:name="T31" style:family="text">
      <style:text-properties fo:font-style="italic" officeooo:rsid="003be257" style:font-style-asian="italic" style:font-style-complex="italic"/>
    </style:style>
    <style:style style:name="T32" style:family="text">
      <style:text-properties officeooo:rsid="0014149c"/>
    </style:style>
    <style:style style:name="T33" style:family="text">
      <style:text-properties officeooo:rsid="00192500"/>
    </style:style>
    <style:style style:name="T34" style:family="text">
      <style:text-properties officeooo:rsid="001f5c92"/>
    </style:style>
    <style:style style:name="T35" style:family="text">
      <style:text-properties officeooo:rsid="000a500c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officeooo:rsid="00264201"/>
    </style:style>
    <style:style style:name="T38" style:family="text">
      <style:text-properties officeooo:rsid="00293161"/>
    </style:style>
    <style:style style:name="T39" style:family="text">
      <style:text-properties officeooo:rsid="0029f89f"/>
    </style:style>
    <style:style style:name="T40" style:family="text">
      <style:text-properties officeooo:rsid="002cdb04"/>
    </style:style>
    <style:style style:name="T41" style:family="text">
      <style:text-properties officeooo:rsid="002eb69a"/>
    </style:style>
    <style:style style:name="T42" style:family="text">
      <style:text-properties officeooo:rsid="00306e6a"/>
    </style:style>
    <style:style style:name="T43" style:family="text">
      <style:text-properties officeooo:rsid="00345eba"/>
    </style:style>
    <style:style style:name="T44" style:family="text">
      <style:text-properties fo:background-color="#ffff00" loext:char-shading-value="0"/>
    </style:style>
    <style:style style:name="T45" style:family="text">
      <style:text-properties officeooo:rsid="003a8b87"/>
    </style:style>
    <style:style style:name="T46" style:family="text">
      <style:text-properties officeooo:rsid="003c30ee"/>
    </style:style>
    <style:style style:name="T47" style:family="text">
      <style:text-properties officeooo:rsid="003ff33c"/>
    </style:style>
    <style:style style:name="T48" style:family="text">
      <style:text-properties officeooo:rsid="00416d5b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tracked-changes>
        <text:changed-region xml:id="ct94674672044880" text:id="ct94674672044880">
          <text:insertion>
            <office:change-info>
              <dc:creator>Autor desconhecido</dc:creator>
              <dc:date>2020-04-22T15:42:45</dc:date>
            </office:change-info>
          </text:insertion>
        </text:changed-region>
        <text:changed-region xml:id="ct94674671918032" text:id="ct94674671918032">
          <text:insertion>
            <office:change-info>
              <dc:creator>Autor desconhecido</dc:creator>
              <dc:date>2020-04-22T15:43:00</dc:date>
            </office:change-info>
          </text:insertion>
        </text:changed-region>
        <text:changed-region xml:id="ct94674672087760" text:id="ct94674672087760">
          <text:insertion>
            <office:change-info>
              <dc:creator>Autor desconhecido</dc:creator>
              <dc:date>2020-04-22T15:44:00</dc:date>
            </office:change-info>
          </text:insertion>
        </text:changed-region>
        <text:changed-region xml:id="ct94674672056544" text:id="ct94674672056544">
          <text:insertion>
            <office:change-info>
              <dc:creator>Autor desconhecido</dc:creator>
              <dc:date>2020-04-22T15:47:02</dc:date>
            </office:change-info>
          </text:insertion>
        </text:changed-region>
        <text:changed-region xml:id="ct94674671479648" text:id="ct94674671479648">
          <text:deletion>
            <office:change-info>
              <dc:creator>Ubiratan Nascimento</dc:creator>
              <dc:date>2020-04-21T18:26:31</dc:date>
            </office:change-info>
            <text:p text:style-name="P1"><text:span text:style-name="T1">a</text:span></text:p>
          </text:deletion>
        </text:changed-region>
        <text:changed-region xml:id="ct94674671622064" text:id="ct94674671622064">
          <text:insertion>
            <office:change-info>
              <dc:creator>Ubiratan Nascimento</dc:creator>
              <dc:date>2020-04-21T18:26:30</dc:date>
            </office:change-info>
          </text:insertion>
        </text:changed-region>
        <text:changed-region xml:id="ct94674672042400" text:id="ct94674672042400">
          <text:insertion>
            <office:change-info>
              <dc:creator>Autor desconhecido</dc:creator>
              <dc:date>2020-04-22T15:16:54</dc:date>
            </office:change-info>
          </text:insertion>
        </text:changed-region>
        <text:changed-region xml:id="ct94674672042704" text:id="ct94674672042704">
          <text:deletion>
            <office:change-info>
              <dc:creator>Autor desconhecido</dc:creator>
              <dc:date>2020-04-22T15:16:52</dc:date>
            </office:change-info>
            <text:p text:style-name="P1"><text:span text:style-name="T1">ou seja</text:span></text:p>
          </text:deletion>
        </text:changed-region>
        <text:changed-region xml:id="ct94674672042992" text:id="ct94674672042992">
          <text:insertion>
            <office:change-info>
              <dc:creator>Ubiratan Nascimento</dc:creator>
              <dc:date>2020-04-21T18:27:22</dc:date>
            </office:change-info>
          </text:insertion>
        </text:changed-region>
        <text:changed-region xml:id="ct94674672047040" text:id="ct94674672047040">
          <text:insertion>
            <office:change-info>
              <dc:creator>Ubiratan Nascimento</dc:creator>
              <dc:date>2020-04-21T18:26:46</dc:date>
            </office:change-info>
          </text:insertion>
        </text:changed-region>
        <text:changed-region xml:id="ct94674666926896" text:id="ct94674666926896">
          <text:deletion>
            <office:change-info>
              <dc:creator>Ubiratan Nascimento</dc:creator>
              <dc:date>2020-04-21T18:29:46</dc:date>
            </office:change-info>
            <text:p text:style-name="P1"><text:span text:style-name="T1">pessoas</text:span></text:p>
          </text:deletion>
        </text:changed-region>
        <text:changed-region xml:id="ct94674670318192" text:id="ct94674670318192">
          <text:insertion>
            <office:change-info>
              <dc:creator>Ubiratan Nascimento</dc:creator>
              <dc:date>2020-04-21T18:29:46</dc:date>
            </office:change-info>
          </text:insertion>
        </text:changed-region>
        <text:changed-region xml:id="ct94674672116384" text:id="ct94674672116384">
          <text:insertion>
            <office:change-info>
              <dc:creator>Ubiratan Nascimento</dc:creator>
              <dc:date>2020-04-21T18:29:52</dc:date>
            </office:change-info>
          </text:insertion>
        </text:changed-region>
        <text:changed-region xml:id="ct94674672067760" text:id="ct94674672067760">
          <text:insertion>
            <office:change-info>
              <dc:creator>Ubiratan Nascimento</dc:creator>
              <dc:date>2020-04-21T18:30:04</dc:date>
            </office:change-info>
          </text:insertion>
        </text:changed-region>
        <text:changed-region xml:id="ct94674671874560" text:id="ct94674671874560">
          <text:insertion>
            <office:change-info>
              <dc:creator>Ubiratan Nascimento</dc:creator>
              <dc:date>2020-04-21T18:31:11</dc:date>
            </office:change-info>
          </text:insertion>
        </text:changed-region>
        <text:changed-region xml:id="ct94674671865536" text:id="ct94674671865536">
          <text:insertion>
            <office:change-info>
              <dc:creator>Autor desconhecido</dc:creator>
              <dc:date>2020-04-22T15:42:19</dc:date>
            </office:change-info>
          </text:insertion>
        </text:changed-region>
        <text:changed-region xml:id="ct94674672044544" text:id="ct94674672044544">
          <text:deletion>
            <office:change-info>
              <dc:creator>Autor desconhecido</dc:creator>
              <dc:date>2020-04-22T15:45:24</dc:date>
            </office:change-info>
            <text:p text:style-name="P2"><text:span text:style-name="Strong_20_Emphasis"><text:span text:style-name="T2"><text:s/>isolamento de falhas, detecção de intrusão podem ser para ações legais. Como</text:span></text:span></text:p>
          </text:deletion>
        </text:changed-region>
        <text:changed-region xml:id="ct94674670367072" text:id="ct94674670367072">
          <text:deletion>
            <office:change-info>
              <dc:creator>Ubiratan Nascimento</dc:creator>
              <dc:date>2020-04-21T18:30:47</dc:date>
            </office:change-info>
            <text:p text:style-name="P2"><text:span text:style-name="Strong_20_Emphasis"><text:span text:style-name="T3"><text:s/></text:span></text:span></text:p>
          </text:deletion>
        </text:changed-region>
        <text:changed-region xml:id="ct94674672046736" text:id="ct94674672046736">
          <text:deletion>
            <office:change-info>
              <dc:creator>Autor desconhecido</dc:creator>
              <dc:date>2020-04-22T15:45:21</dc:date>
            </office:change-info>
            <text:p text:style-name="P2"><text:span text:style-name="Strong_20_Emphasis"><text:span text:style-name="T2">não existe um sistema totalmente seguro deve ser associado uma violação de segurança a uma parte responsável. Os sistemas precisam manter seus registros do sistema, de modo a rastrear as violações de segurança.</text:span></text:span></text:p>
          </text:deletion>
        </text:changed-region>
        <text:changed-region xml:id="ct94674672045456" text:id="ct94674672045456">
          <text:insertion>
            <office:change-info>
              <dc:creator>Autor desconhecido</dc:creator>
              <dc:date>2020-04-22T15:18:23</dc:date>
            </office:change-info>
          </text:insertion>
        </text:changed-region>
        <text:changed-region xml:id="ct94674672035520" text:id="ct94674672035520">
          <text:insertion>
            <office:change-info>
              <dc:creator>Autor desconhecido</dc:creator>
              <dc:date>2020-04-22T15:18:26</dc:date>
            </office:change-info>
          </text:insertion>
        </text:changed-region>
        <text:changed-region xml:id="ct94674667303728" text:id="ct94674667303728">
          <text:insertion>
            <office:change-info>
              <dc:creator>Ubiratan Nascimento</dc:creator>
              <dc:date>2020-04-21T18:33:03</dc:date>
            </office:change-info>
          </text:insertion>
        </text:changed-region>
        <text:changed-region xml:id="ct94674671966384" text:id="ct94674671966384">
          <text:insertion>
            <office:change-info>
              <dc:creator>Autor desconhecido</dc:creator>
              <dc:date>2020-04-22T15:19:29</dc:date>
            </office:change-info>
          </text:insertion>
        </text:changed-region>
        <text:changed-region xml:id="ct94674672088496" text:id="ct94674672088496">
          <text:format-change>
            <office:change-info>
              <dc:creator>Ubiratan Nascimento</dc:creator>
              <dc:date>2020-04-21T18:33:52</dc:date>
            </office:change-info>
          </text:format-change>
        </text:changed-region>
        <text:changed-region xml:id="ct94674672138416" text:id="ct94674672138416">
          <text:insertion>
            <office:change-info>
              <dc:creator>Autor desconhecido</dc:creator>
              <dc:date>2020-04-22T15:19:26</dc:date>
            </office:change-info>
          </text:insertion>
        </text:changed-region>
        <text:changed-region xml:id="ct94674672138640" text:id="ct94674672138640">
          <text:insertion>
            <office:change-info>
              <dc:creator>Ubiratan Nascimento</dc:creator>
              <dc:date>2020-04-21T18:34:06</dc:date>
            </office:change-info>
          </text:insertion>
        </text:changed-region>
        <text:changed-region xml:id="ct94674672138864" text:id="ct94674672138864">
          <text:format-change>
            <office:change-info>
              <dc:creator>Autor desconhecido</dc:creator>
              <dc:date>2020-04-22T15:19:15</dc:date>
            </office:change-info>
          </text:format-change>
        </text:changed-region>
        <text:changed-region xml:id="ct94674672078608" text:id="ct94674672078608">
          <text:insertion>
            <office:change-info>
              <dc:creator>Ubiratan Nascimento</dc:creator>
              <dc:date>2020-04-21T18:34:40</dc:date>
            </office:change-info>
          </text:insertion>
        </text:changed-region>
        <text:changed-region xml:id="ct94674672020480" text:id="ct94674672020480">
          <text:format-change>
            <office:change-info>
              <dc:creator>Autor desconhecido</dc:creator>
              <dc:date>2020-04-22T15:19:19</dc:date>
            </office:change-info>
          </text:format-change>
        </text:changed-region>
        <text:changed-region xml:id="ct94674672033056" text:id="ct94674672033056">
          <text:insertion>
            <office:change-info>
              <dc:creator>Ubiratan Nascimento</dc:creator>
              <dc:date>2020-04-21T18:35:13</dc:date>
            </office:change-info>
          </text:insertion>
        </text:changed-region>
        <text:changed-region xml:id="ct94674672139456" text:id="ct94674672139456">
          <text:insertion>
            <office:change-info>
              <dc:creator>Ubiratan Nascimento</dc:creator>
              <dc:date>2020-04-21T18:34:26</dc:date>
            </office:change-info>
          </text:insertion>
        </text:changed-region>
        <text:changed-region xml:id="ct94674672043776" text:id="ct94674672043776">
          <text:deletion>
            <office:change-info>
              <dc:creator>Ubiratan Nascimento</dc:creator>
              <dc:date>2020-04-21T18:34:27</dc:date>
            </office:change-info>
            <text:p text:style-name="P3">i</text:p>
          </text:deletion>
        </text:changed-region>
        <text:changed-region xml:id="ct94674672061632" text:id="ct94674672061632">
          <text:insertion>
            <office:change-info>
              <dc:creator>Ubiratan Nascimento</dc:creator>
              <dc:date>2020-04-21T18:34:31</dc:date>
            </office:change-info>
          </text:insertion>
        </text:changed-region>
        <text:changed-region xml:id="ct94674672061232" text:id="ct94674672061232">
          <text:deletion>
            <office:change-info>
              <dc:creator>Ubiratan Nascimento</dc:creator>
              <dc:date>2020-04-21T18:34:31</dc:date>
            </office:change-info>
            <text:p text:style-name="P3">i</text:p>
          </text:deletion>
        </text:changed-region>
        <text:changed-region xml:id="ct94674671887184" text:id="ct94674671887184">
          <text:insertion>
            <office:change-info>
              <dc:creator>Ubiratan Nascimento</dc:creator>
              <dc:date>2020-04-21T18:35:41</dc:date>
            </office:change-info>
          </text:insertion>
        </text:changed-region>
        <text:changed-region xml:id="ct94674671886192" text:id="ct94674671886192">
          <text:deletion>
            <office:change-info>
              <dc:creator>Ubiratan Nascimento</dc:creator>
              <dc:date>2020-04-21T18:35:41</dc:date>
            </office:change-info>
            <text:p text:style-name="P3">i</text:p>
          </text:deletion>
        </text:changed-region>
        <text:changed-region xml:id="ct94674671887904" text:id="ct94674671887904">
          <text:insertion>
            <office:change-info>
              <dc:creator>Ubiratan Nascimento</dc:creator>
              <dc:date>2020-04-21T18:36:11</dc:date>
            </office:change-info>
          </text:insertion>
        </text:changed-region>
        <text:changed-region xml:id="ct94674671978768" text:id="ct94674671978768">
          <text:insertion>
            <office:change-info>
              <dc:creator>Ubiratan Nascimento</dc:creator>
              <dc:date>2020-04-21T18:36:27</dc:date>
            </office:change-info>
          </text:insertion>
        </text:changed-region>
        <text:changed-region xml:id="ct94674773972064" text:id="ct94674773972064">
          <text:insertion>
            <office:change-info>
              <dc:creator>Autor desconhecido</dc:creator>
              <dc:date>2020-04-24T16:06:30</dc:date>
            </office:change-info>
          </text:insertion>
        </text:changed-region>
        <text:changed-region xml:id="ct94674671874848" text:id="ct94674671874848">
          <text:insertion>
            <office:change-info>
              <dc:creator>Ubiratan Nascimento</dc:creator>
              <dc:date>2020-04-21T18:36:42</dc:date>
            </office:change-info>
          </text:insertion>
        </text:changed-region>
        <text:changed-region xml:id="ct94674771377152" text:id="ct94674771377152">
          <text:insertion>
            <office:change-info>
              <dc:creator>Autor desconhecido</dc:creator>
              <dc:date>2020-04-24T16:17:34</dc:date>
            </office:change-info>
          </text:insertion>
        </text:changed-region>
        <text:changed-region xml:id="ct94674671887536" text:id="ct94674671887536">
          <text:insertion>
            <office:change-info>
              <dc:creator>Autor desconhecido</dc:creator>
              <dc:date>2020-04-22T15:20:20</dc:date>
            </office:change-info>
          </text:insertion>
        </text:changed-region>
        <text:changed-region xml:id="ct94674671885088" text:id="ct94674671885088">
          <text:deletion>
            <office:change-info>
              <dc:creator>Autor desconhecido</dc:creator>
              <dc:date>2020-04-22T15:20:20</dc:date>
            </office:change-info>
            <text:p text:style-name="P4"><office:annotation><dc:creator>Ubiratan Nascimento</dc:creator><dc:date>2020-04-21T18:37:39.406255459</dc:date><loext:sender-initials>birazn</loext:sender-initials><text:p text:style-name="P33"><text:span text:style-name="T49">Assim como WEP coloque o significado de WPA</text:span></text:p></office:annotation></text:p>
          </text:deletion>
        </text:changed-region>
        <text:changed-region xml:id="ct94674672139680" text:id="ct94674672139680">
          <text:insertion>
            <office:change-info>
              <dc:creator>Ubiratan Nascimento</dc:creator>
              <dc:date>2020-04-21T18:37:57</dc:date>
            </office:change-info>
          </text:insertion>
        </text:changed-region>
        <text:changed-region xml:id="ct94674672181232" text:id="ct94674672181232">
          <text:insertion>
            <office:change-info>
              <dc:creator>Autor desconhecido</dc:creator>
              <dc:date>2020-04-22T15:34:08</dc:date>
            </office:change-info>
          </text:insertion>
        </text:changed-region>
        <text:changed-region xml:id="ct94674672142144" text:id="ct94674672142144">
          <text:insertion>
            <office:change-info>
              <dc:creator>Autor desconhecido</dc:creator>
              <dc:date>2020-04-22T15:21:44</dc:date>
            </office:change-info>
          </text:insertion>
        </text:changed-region>
        <text:changed-region xml:id="ct94674671888320" text:id="ct94674671888320">
          <text:deletion>
            <office:change-info>
              <dc:creator>Autor desconhecido</dc:creator>
              <dc:date>2020-04-22T15:21:44</dc:date>
            </office:change-info>
            <text:p text:style-name="P5"><text:span text:style-name="T4">passíveis</text:span></text:p>
          </text:deletion>
        </text:changed-region>
        <text:changed-region xml:id="ct94674671835776" text:id="ct94674671835776">
          <text:insertion>
            <office:change-info>
              <dc:creator>Ubiratan Nascimento</dc:creator>
              <dc:date>2020-04-21T18:38:40</dc:date>
            </office:change-info>
          </text:insertion>
        </text:changed-region>
        <text:changed-region xml:id="ct94674672137824" text:id="ct94674672137824">
          <text:insertion>
            <office:change-info>
              <dc:creator>Ubiratan Nascimento</dc:creator>
              <dc:date>2020-04-21T18:40:04</dc:date>
            </office:change-info>
          </text:insertion>
        </text:changed-region>
        <text:changed-region xml:id="ct94674672029056" text:id="ct94674672029056">
          <text:deletion>
            <office:change-info>
              <dc:creator>Ubiratan Nascimento</dc:creator>
              <dc:date>2020-04-21T18:40:05</dc:date>
            </office:change-info>
            <text:p text:style-name="P6"><text:span text:style-name="T5">"</text:span></text:p>
          </text:deletion>
        </text:changed-region>
        <text:changed-region xml:id="ct94674672158032" text:id="ct94674672158032">
          <text:insertion>
            <office:change-info>
              <dc:creator>Ubiratan Nascimento</dc:creator>
              <dc:date>2020-04-21T18:40:09</dc:date>
            </office:change-info>
          </text:insertion>
        </text:changed-region>
        <text:changed-region xml:id="ct94674672060160" text:id="ct94674672060160">
          <text:deletion>
            <office:change-info>
              <dc:creator>Ubiratan Nascimento</dc:creator>
              <dc:date>2020-04-21T18:40:09</dc:date>
            </office:change-info>
            <text:p text:style-name="P6"><text:span text:style-name="T5">"</text:span></text:p>
          </text:deletion>
        </text:changed-region>
        <text:changed-region xml:id="ct94674672159280" text:id="ct94674672159280">
          <text:insertion>
            <office:change-info>
              <dc:creator>Ubiratan Nascimento</dc:creator>
              <dc:date>2020-04-21T18:40:17</dc:date>
            </office:change-info>
          </text:insertion>
        </text:changed-region>
        <text:changed-region xml:id="ct94674672177360" text:id="ct94674672177360">
          <text:deletion>
            <office:change-info>
              <dc:creator>Ubiratan Nascimento</dc:creator>
              <dc:date>2020-04-21T18:40:17</dc:date>
            </office:change-info>
            <text:p text:style-name="P6"><text:span text:style-name="T5">o</text:span></text:p>
          </text:deletion>
        </text:changed-region>
        <text:changed-region xml:id="ct94674672179648" text:id="ct94674672179648">
          <text:deletion>
            <office:change-info>
              <dc:creator>Ubiratan Nascimento</dc:creator>
              <dc:date>2020-04-21T18:40:31</dc:date>
            </office:change-info>
            <text:p text:style-name="P6"><text:span text:style-name="T5">ma</text:span></text:p>
          </text:deletion>
        </text:changed-region>
        <text:changed-region xml:id="ct94674672199712" text:id="ct94674672199712">
          <text:insertion>
            <office:change-info>
              <dc:creator>Ubiratan Nascimento</dc:creator>
              <dc:date>2020-04-21T18:40:3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Estado da Arte</text:h>
      <text:p text:style-name="P22">No contexto da Tecnologia da Informação encontra-se diversos significados para Segurança da Informação. <text:span text:style-name="T26">Algumas definições englobam a proteção dos ativos das empresas e organizações, o comportamento esperado do sistema, e outras a prevenção de ataques.</text:span></text:p>
      <text:p text:style-name="P14">De acordo com Galvão <text:span text:style-name="T42">segurança da informação</text:span> é a proteção dos ativos das empresas, pois a informação é o bem mais valioso de qualquer empresa, sendo assim o sucesso de uma organização depende da garantia da integridade e da segurança das suas informações <text:span text:style-name="T22">(Galvão, 2015, p.3</text:span>). </text:p>
      <text:p text:style-name="P15">Nas palavras de Moraes (201<text:span text:style-name="T43">0</text:span>, p.5) um sistema é seguro quando <text:span text:style-name="T23">este se comporta da forma esperada. Moraes continua a definição de segurança da informação com o conceito de John Howard, definindo como: “segurança de computadores é prevenir ataques com objetivos definidos através de acessos não autorizados ou usos não autorizados de computadores e redes.” </text:span></text:p>
      <text:p text:style-name="P15"><text:span text:style-name="T23">De acordo com Hanzbergen, Smulders e Baars (2018, p.24) caracteriza como a preservação da confidencialidade, </text:span><text:span text:style-name="T24">integridade e disponibilidade da informação.</text:span><text:span text:style-name="T23"> Traduzindo essa definição a segurança da informação, é a proteção da informação de uma ampla gama de ameaças, a fim de minimizar o risco e garantir a continuidade do negócio, assim aumentando o retorno sobre os investimentos. </text:span></text:p>
      <text:p text:style-name="P11">As características básicas da Segurança da Informação é geralmente representada por uma tríade, porém alguns autores adicionam mais conceitos <text:span text:style-name="T27">aos pilares</text:span>.</text:p>
      <text:p text:style-name="P1"><text:span text:style-name="T16">De </text:span><text:span text:style-name="T17">acordo</text:span><text:span text:style-name="T16"> com Lopes, Guarda e Oliveira (2019, p.334) </text:span><text:span text:style-name="T18">a</text:span><text:span text:style-name="T10">s características básicas da Segurança da Informação é representada pela Tríade CIA (Confidentiality, Integrity and Availiability) <text:s/>- Confidencialidade, Integridade e Disponibilidade, elementos </text:span><text:span text:style-name="T1">que </text:span><text:span text:style-name="T10">orientam a análise, o planejamento e a implementação da segurança dos dados que se pretende proteger. </text:span><text:span text:style-name="T1">A confidencialidade é o acesso </text:span><text:change text:change-id="ct94674671479648"/><text:change-start text:change-id="ct94674671622064"/><text:span text:style-name="T11">à</text:span><text:change-end text:change-id="ct94674671622064"/><text:span text:style-name="T1"> informação somente a entidades legítimas, </text:span><text:change-start text:change-id="ct94674672042400"/><text:span text:style-name="T12">sendo que</text:span><text:change-end text:change-id="ct94674672042400"/><text:change text:change-id="ct94674672042704"/><text:change-start text:change-id="ct94674672042992"/><office:annotation office:name="__Annotation__1614_3207017198"><dc:creator>Ubiratan Nascimento</dc:creator><dc:date>2020-04-21T18:27:22.637023305</dc:date><loext:sender-initials>birazn</loext:sender-initials><text:p text:style-name="P33"><text:span text:style-name="T49">Eu não gosto muito dessa referencias “ou seja” passa a impressão que quer explicar novamente, pois a primeira explicação não ficou clara.</text:span></text:p><text:p text:style-name="P33"><text:span text:style-name="T49">Minha sugestão seria trocar por “sendo que”</text:span></text:p></office:annotation><text:change-end text:change-id="ct94674672042992"/><text:span text:style-name="T1">, somente à</text:span><text:change-start text:change-id="ct94674672047040"/><text:span text:style-name="T11">s</text:span><text:change-end text:change-id="ct94674672047040"/><text:span text:style-name="T1"> </text:span><text:change text:change-id="ct94674666926896"/><text:change-start text:change-id="ct94674670318192"/><text:span text:style-name="T11">entidades</text:span><text:change-end text:change-id="ct94674670318192"/><text:span text:style-name="T1"> com a autorização do proprietário</text:span><text:change-start text:change-id="ct94674672116384"/><text:span text:style-name="T1">, </text:span><text:span text:style-name="T11">teriam est</text:span><text:change-end text:change-id="ct94674672116384"/><text:change-start text:change-id="ct94674672067760"/><text:span text:style-name="T11">a liberação</text:span><text:change-end text:change-id="ct94674672067760"/><text:span text:style-name="T1">. <text:tab/>A integridade é manter as características originais estabelecido pelo proprietário, garantindo que a informação não foi alterada sem a autorização do dono. Na disponibilidade a informação deve estar disponível sempre que o usuário legítimo a necessite.</text:span></text:p>
      <text:p text:style-name="P2"><text:span text:style-name="T14">Conforme Stallings (2015, p.7) é necessário adicionar mais dois conceitos fundamentais para representar um quadro mais completo, que são a Autenticidade e a Responsabilização.</text:span><text:span text:style-name="T6"> </text:span><text:span text:style-name="T15">A autenticidade é a confiança de uma transmissão, em uma mensagem ou na origem. Em outras palavras verificar que os usuários são quem dizem ser. A responsabilização é a forma de prover </text:span><office:annotation office:name="__Annotation__1618_3207017198"><dc:creator>Ubiratan Nascimento</dc:creator><dc:date>2020-04-21T18:31:11.418318154</dc:date><loext:sender-initials>birazn</loext:sender-initials><text:p text:style-name="P33"><text:span text:style-name="T49">Interessante colocar este significado como nota de rodapé</text:span></text:p></office:annotation><text:span text:style-name="T15">i</text:span><text:span text:style-name="Strong_20_Emphasis"><text:span text:style-name="T3">rretratabilidade</text:span></text:span><text:change-start text:change-id="ct94674671874560"/><office:annotation-end office:name="__Annotation__1618_3207017198"/><text:change-end text:change-id="ct94674671874560"/><text:change-start text:change-id="ct94674671865536"/><text:note text:id="ftn1" text:note-class="footnote"><text:note-citation>1</text:note-citation><text:note-body><text:p text:style-name="P24"><text:change-start text:change-id="ct94674672044880"/>Isolamento de falhas, detecção de intr<text:change-end text:change-id="ct94674672044880"/><text:change-start text:change-id="ct94674671918032"/>usão podem ser para ações legais. Como não existe um sistema totalmente seguro deve ser associado uma violação de segurança<text:change-end text:change-id="ct94674671918032"/><text:change-start text:change-id="ct94674672087760"/> a uma parte responsável. Os sistemas precisam manter seus registros do sistema, de modo a rastrear as violações de segurança.<text:change-end text:change-id="ct94674672087760"/></text:p></text:note-body></text:note><text:change-end text:change-id="ct94674671865536"/><text:span text:style-name="Strong_20_Emphasis"><text:span text:style-name="T3">,</text:span></text:span><text:change text:change-id="ct94674672044544"/><text:change text:change-id="ct94674670367072"/><text:span text:style-name="Strong_20_Emphasis"><text:span text:style-name="T2"> </text:span></text:span><text:change text:change-id="ct94674672046736"/></text:p>
      <text:p text:style-name="P3">Circuito <text:span text:style-name="T41">a</text:span>lterado é um termo adotado por Fernandez (2012, p.3) para traduzir dois termos do inglês: <text:span text:style-name="T28">Circuit Bending</text:span>, criado por Qubais Reed Ghazala e <text:span text:style-name="T28">Hardware Hacking</text:span> criado por Nicolas Collins. Consiste em abrir circuitos <text:span text:style-name="T32">eletrônicos</text:span> e alterar a forma como a eletricidade trafega por dentro dos componentes, <text:span text:style-name="T32">através</text:span> de novos caminhos. Refere-se também, a criação de circuitos <text:span text:style-name="T32">eletrônicos</text:span> simples de baixo custo e simples confecção utilizando componentes comuns.</text:p>
      <text:p text:style-name="P3">Conforme Fullamam o <text:span text:style-name="T28">hardware hacking</text:span> é uma modificação (às vezes) inteligente ou correção feita em um equipamento que melhora seu desempenho ou faz com que o equipamento faça algo que não foi originalmente projetado.</text:p>
      <text:p text:style-name="P3">Este trabalho tem como objetivo realizar o ataque de <text:change-start text:change-id="ct94674672045456"/>“<text:change-end text:change-id="ct94674672045456"/>desautenticação<text:change-start text:change-id="ct94674672035520"/>”<text:change-end text:change-id="ct94674672035520"/><text:change-start text:change-id="ct94674667303728"/><office:annotation><dc:creator>Ubiratan Nascimento</dc:creator><dc:date>2020-04-21T18:33:03.777291022</dc:date><loext:sender-initials>birazn</loext:sender-initials><text:p text:style-name="P33"><text:span text:style-name="T49">Acredito que como o termo não exista no nosso idioma, seria interessante colocá-lo entre aspas</text:span></text:p></office:annotation><text:change-end text:change-id="ct94674667303728"/> usando o NodeMCU. Um usuário do Github <text:span text:style-name="T33">conhecido como spacehuhn</text:span> desenvolveu um software que permite executar facilmente uma variedade de ações para testar nas redes sem fio 802.11 usando um SoC Wi-Fi (<text:span text:style-name="T28">System On A Chip</text:span>) de baixo custo. O seu principal recurso é o ataque de <text:change-start text:change-id="ct94674671966384"/>“<text:change-end text:change-id="ct94674671966384"/><text:change-start text:change-id="ct94674672088496"/><text:span text:style-name="T44">desautenticação</text:span><text:change-end text:change-id="ct94674672088496"/><text:change-start text:change-id="ct94674672138416"/><text:span text:style-name="T44">”</text:span><text:change-end text:change-id="ct94674672138416"/>, que é usado para desconectar dispositivos da rede Wi-Fi. De acordo com o usuário o ataque usa quadro<text:change-start text:change-id="ct94674672138640"/><text:span text:style-name="T45">s</text:span><text:change-end text:change-id="ct94674672138640"/> válidos descritos no padrão 802.11 e não é um bloqueador de frequências.</text:p>
      <text:p text:style-name="P3">De acordo com um artigo do site Eletrogate (Murtaem, 2018) o módulo NodeMCU é uma placa criada para <text:span text:style-name="T41">facilitar</text:span> o desenvolvimento de aplicações utilizando o ESP8266 e o ESP-12. Existe um módulo ESP-12 soldado na placa e compõe todos os circuitos necessário para fazê-lo funcionar (interface serial USB, regulador de tensão, <text:change-start text:change-id="ct94674672138864"/><office:annotation office:name="__Annotation__1619_3207017198"><dc:creator>Ubiratan Nascimento</dc:creator><dc:date>2020-04-21T18:34:40.888227408</dc:date><loext:sender-initials>birazn</loext:sender-initials><text:p text:style-name="P33"><text:span text:style-name="T49">Inglês, colocar em itálico</text:span></text:p></office:annotation><text:span text:style-name="T28">leds</text:span><text:change-end text:change-id="ct94674672138864"/><text:change-start text:change-id="ct94674672078608"/><office:annotation-end office:name="__Annotation__1619_3207017198"/><text:change-end text:change-id="ct94674672078608"/> indicadores, botões de controle (<text:span text:style-name="T28">Rese</text:span><text:span text:style-name="T29">t</text:span> e <text:span text:style-name="T28">Flash</text:span>) e barramentos de pinos para permitir o uso em <text:change-start text:change-id="ct94674672020480"/><office:annotation office:name="__Annotation__1620_3207017198"><dc:creator>Ubiratan Nascimento</dc:creator><dc:date>2020-04-21T18:35:13.063603788</dc:date><loext:sender-initials>birazn</loext:sender-initials><text:p text:style-name="P33"><text:span text:style-name="T49">Itálico </text:span></text:p></office:annotation><text:span text:style-name="T28">Protoboads</text:span><text:change-end text:change-id="ct94674672020480"/><text:change-start text:change-id="ct94674672033056"/><office:annotation-end office:name="__Annotation__1620_3207017198"/><text:change-end text:change-id="ct94674672033056"/>). Uma das grandes vantagens dessa placa é que funciona como se fosse um ardu<text:change-start text:change-id="ct94674672139456"/><text:span text:style-name="T45">í</text:span><text:change-end text:change-id="ct94674672139456"/><text:change text:change-id="ct94674672043776"/>no e é possível programá-la usando a IDE Ardu<text:change-start text:change-id="ct94674672061632"/><text:span text:style-name="T45">í</text:span><text:change-end text:change-id="ct94674672061632"/><text:change text:change-id="ct94674672061232"/>no.</text:p>
      <text:p text:style-name="P3">Conforme Fernando K (2018) o termo NodeMCU refere-se ao <text:span text:style-name="T28">firmware</text:span>, enquanto a placa é <text:span text:style-name="T41">denominada</text:span> Devkit. O ESP-12 é uma placa criada pela <text:span text:style-name="T28">IA-Thinkes</text:span>, sendo constitu<text:change-start text:change-id="ct94674671887184"/><text:span text:style-name="T45">í</text:span><text:change-end text:change-id="ct94674671887184"/><text:change text:change-id="ct94674671886192"/>do por um ESP8266EX, dentro da placa de metal, O ESP8266 feita pela fabricante <text:span text:style-name="T28">Espressif</text:span>, este <text:span text:style-name="T41">microchip</text:span> possui Wi-Fi integrado e baixo consumo de energia.</text:p>
      <text:p text:style-name="P16">Para compreender as redes Wi-Fi é necessário discutir alguns conceitos relacionados as redes <text:span text:style-name="T28">Wireles</text:span><text:change-start text:change-id="ct94674671887904"/><text:span text:style-name="T31">s</text:span><text:change-end text:change-id="ct94674671887904"/><text:span text:style-name="T28">, </text:span><text:span text:style-name="T36">como o padrão IEEE 802.11, e suas características.</text:span></text:p>
      <text:p text:style-name="P3">O IEEE (Instituto de Engenheiros Eletricistas e Eletrônicos) formou um grupo de trabalho com objetivo de definir o uso de redes sem fio, com uma série de especificações que definem como deve ser a comunicação entre um cliente e um computador, ou entre dois clientes. Um desses <text:soft-page-break/>grupos de trabalho foi o IEEE 802.11, também conhecido como Wi-Fi, que provê, no máximo, 2 Mbps, trabalhando na frequência de 2,4 GHz. (Rufino<text:change-start text:change-id="ct94674671978768"/>,?<text:change-end text:change-id="ct94674671978768"/><text:change-start text:change-id="ct94674773972064"/><office:annotation><dc:creator>Autor desconhecido</dc:creator><dc:date>2020-04-24T16:06:30.231232683</dc:date><text:p text:style-name="P34"><text:span text:style-name="T50">Para arrumar a citação preciso ir na biblioteca pegar a página referente a citação, mas em algumas citações não tenho a página.</text:span></text:p></office:annotation><text:change-end text:change-id="ct94674773972064"/>)</text:p>
      <text:p text:style-name="P3">Segundo Rufino<text:change-start text:change-id="ct94674671874848"/>?<text:change-end text:change-id="ct94674671874848"/><text:change-start text:change-id="ct94674771377152"/><text:span text:style-name="T48">(2011, p.19)</text:span><text:change-end text:change-id="ct94674771377152"/> alguns conceitos fundamentais nas redes Wi-Fi são a frequência, canal, e as frequências não licenciadas (públicas). A frequência de rádio é o sinal que será propagado no espaço por alguns centímetros ou por vários quilômetros. A distância percorrida está diretamente ligada a frequência do sinal. O canal é o espectro da radiofrequência é dividida em faixas, que são intervalos reservados para determinado tipo de serviço, uma faixa é dividida em frequências menores que são chamados de canais. E as frequências públicas são segmentos de radiofrequência que podem ser usadas sem a necessidade de se obter licença da agência reguladora. Esses segmentos foram reservados a uso industrial, científico e médico. No caso do Brasil a faixa disponível é 2,4 a 5GHz.</text:p>
      <text:p text:style-name="P17">A fim de estudar a segurança nas redes Wi-Fi é importante conhecer alguns protocolos de segurança Wi-Fi, que são o WEP <text:span text:style-name="T37">e</text:span> <text:span text:style-name="T34">o </text:span>WPA.</text:p>
      <text:p text:style-name="P18">Em conformidade com Rufino o WEP (<text:span text:style-name="T30">Wired Equivalent Privacy</text:span>)<text:span text:style-name="T35"> é um protocolo que utiliza algoritmo simétrico, portanto existe uma chave secreta que deve ser compartilhada entre a estação de trabalho e o concentrador, para cifrar as mensagens trafegadas. Porém o WEP </text:span><text:span text:style-name="T25">é suscetível a ataques de dicionário e força bruta.</text:span></text:p>
      <text:p text:style-name="P19">De acordo com Amaral e Maestrelli (p.9) o protocolo WEP dispõe somente de três serviços que são a autenticação, privacidade e integridade. </text:p>
      <text:p text:style-name="P4">Devido as inúmeras vulnerabilidades apresentado pelo WEP o padrão IEEE 802.11 iniciou pesquisas para o desenvolvimento de um novo padrão denominado de IEEE 802.11i. Esse protocolo conhecido como WPA<text:change-start text:change-id="ct94674671887536"/> <text:span text:style-name="T46">(Wi-Fi Protected Access)</text:span><text:change-end text:change-id="ct94674671887536"/><text:change text:change-id="ct94674671885088"/> é baseado no <office:annotation office:name="__Annotation__1636_3207017198"><dc:creator>Ubiratan Nascimento</dc:creator><dc:date>2020-04-21T18:37:57.613708372</dc:date><loext:sender-initials>birazn</loext:sender-initials><text:p text:style-name="P33"><text:span text:style-name="T49">O que é RC4 pode colocar como nota de rodapé</text:span></text:p></office:annotation>RC4<text:change-start text:change-id="ct94674672139680"/><office:annotation-end office:name="__Annotation__1636_3207017198"/><text:change-end text:change-id="ct94674672139680"/><text:change-start text:change-id="ct94674672181232"/><text:note text:id="ftn2" text:note-class="footnote"><text:note-citation>2</text:note-citation><text:note-body><text:p text:style-name="P25"><text:change-start text:change-id="ct94674672056544"/>O RC4 é uma cifra de fluxo desenvolvida em 1987 por Ron Rivest para a RSA Security de tamanho de chave variável com operações orientadas a byte. O algoritmo é baseada no uso de uma permutação <text:span text:style-name="T47">aleatória.</text:span> Além do uso nos protocolos de segurança <text:span text:style-name="T28">wireless</text:span> é utilizado nos padrões SSL/TLS definidos para a comunicação entre navegadores e servidores web.<text:change-end text:change-id="ct94674672056544"/></text:p></text:note-body></text:note><text:change-end text:change-id="ct94674672181232"/> e introduz diversos mecanismos de segurança. O IV de 24bits se estende para 48bits. Passando de 16 milhões de IV diferentes para mais de 280 trilhões (Linhares, Gonçalves, p.8).</text:p>
      <text:p text:style-name="P20">Durante a pesquisa sobre segurança Wi-Fi foram encontrados diversos tipos de <text:span text:style-name="T40">ameaças e </text:span>ataques que as redes sem fio estão comprometidas. </text:p>
      <text:p text:style-name="P5">Os possíveis ataques a uma rede <text:span text:style-name="T28">wireless</text:span> são divididos em ataques <text:change-start text:change-id="ct94674672142144"/><text:span text:style-name="T4">passivos</text:span><text:change-end text:change-id="ct94674672142144"/><text:change text:change-id="ct94674671888320"/><text:change-start text:change-id="ct94674671835776"/><office:annotation office:name="__Annotation__1637_3207017198"><dc:creator>Ubiratan Nascimento</dc:creator><dc:date>2020-04-21T18:38:40.357424040</dc:date><loext:sender-initials>birazn</loext:sender-initials><text:p text:style-name="P33"><text:span text:style-name="T49">Fiquei na duvida, passiveis ou passivos?</text:span></text:p></office:annotation><text:change-end text:change-id="ct94674671835776"/> e ativos. Os ataques passivos consistem em obter acesso não autorizado a rede, porém não altera o conteúdo dos dados. Dois de ataques desse tipo são o de escuta no qual o atacante simplesmente monitora a t<text:span text:style-name="T39">ra</text:span>nsmissão para obter o conteúdo. E o de análise do tráfego, o atacante monitora a transmissão para entender os padrões de comunicação. No ataque ativo o atacante <text:span text:style-name="T38">obtém</text:span> acesso a rede e modifica o conteúdo da mensagem transmitida. O ataque ativo nas redes sem fio necessita da utilização de recu<text:soft-page-break/>rsos como: disfarce, repetição, modificação da <text:span text:style-name="T38">mensagem</text:span> ou negação de serviço (Amaral, Maestrelli, p.15-16).</text:p>
      <text:p text:style-name="P6"><text:span text:style-name="T5">Em concordância com Stallings (2018, p.440-441) as ameaças às redes </text:span><text:span text:style-name="T19">wireless</text:span><text:span text:style-name="T5"> são a associação acidental no qual as </text:span><text:span text:style-name="T19">LANs</text:span><text:span text:style-name="T5"> ou os pontos de acesso nas proximidades podem criar sobreposição de alcance de transmissão. Um usuário que deveria se conectar a uma LAN, pode, inadvertidamente, se ligar a uma LAN vizinha. Essa ameaça embora seja acidental expõe recursos de uma LAN a um usuário acidental. A associação maliciosa é quando um dispositivo é configurado para parecer um ponto de acesso legítimo, dessa forma permitindo o roubo de senhas de usuários legítimos. Depois com a senha o atacante penetra em uma rede com fio através de um ponto de acesso legítimo. Roubo de identidade também conhecido com falsificação de </text:span><text:span text:style-name="T19">MAC</text:span><text:span text:style-name="T5"> ocorre quando o invasor consegue estreitar o tráfego da rede e identificar o endereço </text:span><text:span text:style-name="T19">MAC</text:span><text:span text:style-name="T5"> de um computador que possui privilégios no ponto de acesso. O ataques de </text:span><text:span text:style-name="T19">man-in-the-middle</text:span><text:span text:style-name="T5">, que significa </text:span><text:change-start text:change-id="ct94674672137824"/><text:span text:style-name="T5">“</text:span><text:change-end text:change-id="ct94674672137824"/><text:change text:change-id="ct94674672029056"/><text:span text:style-name="T5">homem no meio</text:span><text:change-start text:change-id="ct94674672158032"/><text:span text:style-name="T5">”</text:span><text:change-end text:change-id="ct94674672158032"/><text:change text:change-id="ct94674672060160"/><text:span text:style-name="T5">, esse ataque envolve em persuadir um usuário e um ponto de acesso fazendo com que acreditem que estão falando um com o outro, entretanto, a comunicação está passando por um dispositivo intermediário. O ataque de negação de serviço (</text:span><text:span text:style-name="T19">DoS</text:span><text:span text:style-name="T5">) nas redes sem fio consiste em bombardear continuamente um ponto de acesso ou outra porta acessível com diversas mensagens de protocolo para consumir recursos do sistema. O ambiente </text:span><text:span text:style-name="T19">wireless</text:span><text:span text:style-name="T5"> permite esse tipo de ataque, pois é muito fácil para o invasor direcionar vári</text:span><text:change-start text:change-id="ct94674672159280"/><text:span text:style-name="T20">a</text:span><text:change-end text:change-id="ct94674672159280"/><text:change text:change-id="ct94674672177360"/><text:span text:style-name="T5">s mensagens </text:span><text:span text:style-name="T19">wireless</text:span><text:span text:style-name="T5"> para o alvo. O ataque de injeção </text:span><text:change text:change-id="ct94674672179648"/><text:change-start text:change-id="ct94674672199712"/><text:span text:style-name="T20">na</text:span><text:change-end text:change-id="ct94674672199712"/><text:span text:style-name="T5"> rede visa os pontos de acesso que estão expostos ao tráfego de rede não filtrado, como mensagem de protocolo de roteamento ou de gerenciamento, exemplo desse ataque é quando são usados comandos de reconfiguração falso para afetar o desempenho da rede. Além dessas ameaças há também redes ocasionais e não tradicionais que compromete a segurança das redes Wi-Fi.</text:span></text:p>
      <text:p text:style-name="P21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6:04:55.887090707</meta:creation-date>
    <dc:date>2020-04-24T16:24:04.287488785</dc:date>
    <meta:editing-duration>PT7H1M8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4" meta:paragraph-count="25" meta:word-count="1628" meta:character-count="10347" meta:non-whitespace-character-count="8736"/>
  </office:meta>
</office:document-meta>
</file>